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dc2" officeooo:paragraph-rsid="00147dc2"/>
    </style:style>
    <style:style style:name="P2" style:family="paragraph" style:parent-style-name="Standard">
      <style:text-properties officeooo:rsid="00156dc4" officeooo:paragraph-rsid="00156dc4"/>
    </style:style>
    <style:style style:name="P3" style:family="paragraph" style:parent-style-name="Standard">
      <style:text-properties officeooo:rsid="00156dc4" officeooo:paragraph-rsid="0016a3e9"/>
    </style:style>
    <style:style style:name="P4" style:family="paragraph" style:parent-style-name="Standard">
      <style:text-properties officeooo:rsid="0016a3e9" officeooo:paragraph-rsid="0016a3e9"/>
    </style:style>
    <style:style style:name="T1" style:family="text">
      <style:text-properties officeooo:rsid="0016a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systeme</text:p>
      <text:p text:style-name="P1"><text:tab/><text:span text:style-name="T1">1 diapo </text:span></text:p>
      <text:p text:style-name="P2">I <text:s/>présentation du projet</text:p>
      <text:p text:style-name="P4"><text:tab/>1diapo</text:p>
      <text:p text:style-name="P4">II temps consacré a la conception</text:p>
      <text:p text:style-name="P4"><text:tab/>conception </text:p>
      <text:p text:style-name="P4"><text:tab/>dévellopement</text:p>
      <text:p text:style-name="P4"><text:tab/>test </text:p>
      <text:p text:style-name="P4"><text:tab/><text:tab/>pas d'automatisation</text:p>
      <text:p text:style-name="P4"><text:tab/>1 diapo</text:p>
      <text:p text:style-name="P2">II technique</text:p>
      <text:p text:style-name="P3"><text:tab/>diagramme C&amp;C </text:p>
      <text:p text:style-name="P3"><text:tab/><text:tab/><text:span text:style-name="T1">1diapo</text:span></text:p>
      <text:p text:style-name="P2"><text:tab/>JSF</text:p>
      <text:p text:style-name="P2"><text:tab/>Glassfish</text:p>
      <text:p text:style-name="P2"><text:tab/>Mysql</text:p>
      <text:p text:style-name="P2"><text:tab/><text:tab/><text:span text:style-name="T1">1diapo</text:span></text:p>
      <text:p text:style-name="P4">III deploiement</text:p>
      <text:p text:style-name="P4"><text:tab/>diagramme deploiement</text:p>
      <text:p text:style-name="P4"><text:tab/><text:tab/>1 diapo</text:p>
      <text:p text:style-name="P4"><text:tab/>Jmeter</text:p>
      <text:p text:style-name="P4"><text:tab/><text:tab/>1-2 diapo</text:p>
      <text:p text:style-name="P2">I<text:span text:style-name="T1">V</text:span> évaluation</text:p>
      <text:p text:style-name="P2">composant </text:p>
      <text:p text:style-name="P2">war:</text:p>
      <text:p text:style-name="P2">gestion des langues</text:p>
      <text:p text:style-name="P2">gestion des utilisateurs</text:p>
      <text:p text:style-name="P2"><text:tab/>incription</text:p>
      <text:p text:style-name="P2"><text:tab/>conexon</text:p>
      <text:p text:style-name="P2"><text:tab/>recuperztion de mot de passe</text:p>
      <text:p text:style-name="P2"><text:tab/>modificaton informations</text:p>
      <text:p text:style-name="P2">recherche</text:p>
      <text:p text:style-name="P2"><text:tab/>lister les films</text:p>
      <text:p text:style-name="P2"><text:tab/>voir la fiche d'un film</text:p>
      <text:p text:style-name="P2"><text:tab/>recherche par critères</text:p>
      <text:p text:style-name="P2">acheter </text:p>
      <text:p text:style-name="P2"><text:tab/>gestion du panier</text:p>
      <text:p text:style-name="P2"><text:tab/>gestion du paiement</text:p>
      <text:p text:style-name="P2"><text:tab/>historique de transaction</text:p>
      <text:p text:style-name="P2">visionner un film</text:p>
      <text:p text:style-name="P2"><text:tab/>telecharger</text:p>
      <text:p text:style-name="P2"><text:tab/>streaming (gestion pause)</text:p>
      <text:p text:style-name="P2"><text:tab/>configuration de la video</text:p>
      <text:p text:style-name="P2">ejb:</text:p>
      <text:p text:style-name="P2"><text:tab/>gestion des entité</text:p>
      <text:p text:style-name="P2">admin:</text:p>
      <text:p text:style-name="P2"><text:tab/>gestion produits</text:p>
      <text:p text:style-name="P2"><text:tab/>gestion films</text:p>
      <text:p text:style-name="P2"><text:tab/>gestions utilisateurs</text:p>
      <text:p text:style-name="P2"><text:tab/>gestions videos</text:p>
      <text:p text:style-name="P2"><text:span text:style-name="T1">V difficultée</text:span> </text:p>
      <text:p text:style-name="P2"><text:tab/><text:span text:style-name="T1">prise en main JSF</text:span></text:p>
      <text:p text:style-name="P2"><text:soft-page-break/><text:tab/><text:span text:style-name="T1">refactoring </text:span></text:p>
      <text:p text:style-name="P2"><text:tab/><text:span text:style-name="T1">manque de rigueuer sur les tests</text:span></text:p>
      <text:p text:style-name="P2"><text:tab/><text:span text:style-name="T1">outils :instabilité de glassfish et vp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6:10:20.147101114</meta:creation-date>
    <dc:date>2014-12-16T16:43:41.819557479</dc:date>
    <meta:editing-duration>PT32M3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55" meta:word-count="124" meta:character-count="863" meta:non-whitespace-character-count="741"/>
  </office:meta>
</office:document-meta>
</file>